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gust 24, 2007 <text:s/>2:00 PM Meeting with JoAnne and Mark</text:p>
      <text:p text:style-name="Standard"/>
      <text:p text:style-name="Standard">Meeting notes:</text:p>
      <text:list text:style-name="L1">
        <text:list-item>
          <text:p text:style-name="P1">We started off casually by discussing some new projects occurring in the lab, ie. Loan's system and the cool octane bilayer system to see how peptides partition at the hydrophobic interface. </text:p>
        </text:list-item>
        <text:list-item>
          <text:p text:style-name="P1">Relayed and discussed results of alanine dipeptide system. JoAnne asked whether chiro + ala dipeptide simulations was done. Experimentally, in vivo, chiro is known to not bind to Abeta. (see papers by McLaurin, Chakarbarrty et al – several papers). <text:s/>It would help to know how “successful” chiro is compared to epi, myo, and scyllo (Mark agrees). </text:p>
        </text:list-item>
        <text:list-item>
          <text:p text:style-name="P1">Mark asked what is the spatial orientation of scyllo-inositol when it binds to the alanine dipeptide. <text:s/>Does scyllo always lie on the same plane as alanine dipeptide ( ie binding edge to edge in our terminology) ? <text:s/>How are the hydrophobic faces of inositol directed. He thinks this is an important factor; <text:s/>he thinks the fact that scyllo has two hydrophobic surfaces (and is the only isomer with both face hydrophobic) has something to do with its binding efficacy.</text:p>
        </text:list-item>
      </text:list>
      <text:list text:style-name="L2">
        <text:list-item>
          <text:p text:style-name="P2">Amyloid beta is known to make holes in membranes. <text:s/>In literature, these are often called channels or pores, however they are not real channels. <text:s/>Abeta causes transient membrane disturbances that allow materials flow in and out of the membrane. <text:s/>(see paper by Glabe)</text:p>
        </text:list-item>
        <text:list-item>
          <text:p text:style-name="P2">Do we have suggestions as to what substituents can they use to vary scyllo? <text:s/>Mark said they've tried a few: <text:s/>They started with all OH groups at equatorial and substituted at the 1,4 positions. They tried substituting with fluorine, methyls, hydrogens and measured their activity. </text:p>
        </text:list-item>
      </text:list>
      <text:p text:style-name="Standard"/>
      <text:p text:style-name="Standard"/>
      <text:p text:style-name="Standard">To do:</text:p>
      <text:p text:style-name="Standard"/>
      <text:p text:style-name="Standard">Analysis:</text:p>
      <text:p text:style-name="Standard">With stephanie's current systems:</text:p>
      <text:list text:style-name="L3">
        <text:list-item>
          <text:p text:style-name="P3">look at the bidentate binding of inositol to 2 or more peptide chains. That is, distinguish the states that stephanie lumped together as “3 or more” in her current analysis.</text:p>
        </text:list-item>
        <text:list-item>
          <text:p text:style-name="P3">morphology of multi-chain peptides. <text:s/>Morphology means shape; inter chain vs intrachain hydrogen bonding analysis of stephanie's systems, that is analyze inter-strand hydrogen bonding for all of stephanie's systems AND the same analysis on same systems in the absence of inositol (as a control)</text:p>
        </text:list-item>
      </text:list>
      <text:p text:style-name="Standard"/>
      <text:p text:style-name="Standard">To Run:</text:p>
      <text:list text:style-name="L4">
        <text:list-item>
          <text:p text:style-name="P4">Alanine dipeptide with chiro-inositol</text:p>
        </text:list-item>
        <text:list-item>
          <text:p text:style-name="P4">Single chain (8 residue) GAGAGAGA peptide with 4 inositols to compare with the multichain systems. Start with scyllo.</text:p>
        </text:list-item>
        <text:list-item>
          <text:p text:style-name="P4">Restrained sampling of the same GAGA peptide (currently running under stephanie's account)</text:p>
        </text:list-item>
        <text:list-item>
          <text:p text:style-name="P4">Run stephanie's systems without inositol as control simulations</text:p>
        </text:list-item>
        <text:list-item>
          <text:p text:style-name="P4">Since steph only ran systems with scyllo and since her systems have converged, we can pick 1 of her system to redo with epi, myo and chiro. <text:s/>It would be most meaningful to pick the 4 chain (sheet)</text:p>
        </text:list-item>
        <text:list-item>
          <text:p text:style-name="P4">As an aside, it will be very interesting to run simulations with the different isomers of inositol with the octane bilayer and see how the inositol partitions on the surface of the bilay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8-24T16:28:22</meta:creation-date>
    <dc:date>2007-08-28T15:21:22</dc:date>
    <dc:language>en-US</dc:language>
    <meta:editing-cycles>16</meta:editing-cycles>
    <meta:editing-duration>PT5H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461" meta:character-count="2826"/>
  </office:meta>
</office:document-meta>
</file>